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text-align="justify" fo:text-indent="4.5in"/>
    </style:style>
    <style:style style:name="P2" style:parent-style-name="Normal" style:family="paragraph">
      <style:paragraph-properties fo:text-align="justify" fo:text-indent="4.5in"/>
    </style:style>
    <style:style style:name="P3" style:parent-style-name="Normal" style:family="paragraph">
      <style:paragraph-properties fo:text-align="justify" fo:text-indent="4.5in"/>
    </style:style>
    <style:style style:name="P4" style:parent-style-name="Normal" style:family="paragraph">
      <style:paragraph-properties fo:text-align="justify" fo:text-indent="4.5in"/>
    </style:style>
    <style:style style:name="P5" style:parent-style-name="Normal" style:family="paragraph">
      <style:paragraph-properties fo:text-align="justify" fo:text-indent="4.5in"/>
    </style:style>
    <style:style style:name="P6" style:parent-style-name="Normal" style:family="paragraph">
      <style:paragraph-properties fo:text-align="justify" fo:text-indent="4.5in"/>
    </style:style>
    <style:style style:name="P7" style:parent-style-name="Normal" style:family="paragraph">
      <style:paragraph-properties fo:text-align="justify"/>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T14" style:parent-style-name="DefaultParagraphFont" style:family="text">
      <style:text-properties fo:language="es" fo:country="ES"/>
    </style:style>
    <style:style style:name="T15" style:parent-style-name="DefaultParagraphFont" style:family="text">
      <style:text-properties fo:language="es" fo:country="ES"/>
    </style:style>
    <style:style style:name="P16" style:parent-style-name="Normal" style:family="paragraph">
      <style:paragraph-properties>
        <style:tab-stops>
          <style:tab-stop style:type="left" style:position="3.5in"/>
          <style:tab-stop style:type="left" style:position="4in"/>
        </style:tab-stops>
      </style:paragraph-properties>
    </style:style>
    <style:style style:name="T17" style:parent-style-name="DefaultParagraphFont" style:family="text">
      <style:text-properties fo:language="es" fo:country="ES"/>
    </style:style>
    <style:style style:name="P1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9" style:parent-style-name="Normal" style:family="paragraph">
      <style:paragraph-properties>
        <style:tab-stops>
          <style:tab-stop style:type="left" style:position="3.5in"/>
          <style:tab-stop style:type="left" style:position="4in"/>
        </style:tab-stops>
      </style:paragraph-properties>
    </style:style>
    <style:style style:name="P20" style:parent-style-name="Normal" style:family="paragraph">
      <style:paragraph-properties>
        <style:tab-stops>
          <style:tab-stop style:type="left" style:position="3.5in"/>
          <style:tab-stop style:type="left" style:position="4in"/>
        </style:tab-stops>
      </style:paragraph-properties>
    </style:style>
    <style:style style:name="P2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22" style:parent-style-name="Normal" style:family="paragraph">
      <style:paragraph-properties fo:text-align="justify"/>
    </style:style>
    <style:style style:name="T23" style:parent-style-name="DefaultParagraphFont" style:family="text">
      <style:text-properties fo:language="es" fo:country="ES"/>
    </style:style>
    <style:style style:name="T24" style:parent-style-name="DefaultParagraphFont" style:family="text">
      <style:text-properties fo:language="es" fo:country="ES"/>
    </style:style>
    <style:style style:name="T25" style:parent-style-name="DefaultParagraphFont" style:family="text">
      <style:text-properties fo:language="es" fo:country="ES"/>
    </style:style>
    <style:style style:name="T26" style:parent-style-name="DefaultParagraphFont" style:family="text">
      <style:text-properties fo:language="es" fo:country="PE"/>
    </style:style>
    <style:style style:name="P27" style:parent-style-name="Normal" style:family="paragraph">
      <style:paragraph-properties fo:text-align="justify"/>
      <style:text-properties fo:language="es" fo:country="ES"/>
    </style:style>
    <style:style style:name="P28" style:parent-style-name="Normal" style:family="paragraph">
      <style:paragraph-properties fo:text-align="justify">
        <style:tab-stops>
          <style:tab-stop style:type="center" style:position="3.25in"/>
        </style:tab-stops>
      </style:paragraph-properties>
    </style:style>
    <style:style style:name="T29" style:parent-style-name="DefaultParagraphFont" style:family="text">
      <style:text-properties fo:language="es" fo:country="ES"/>
    </style:style>
    <style:style style:name="T30"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31" style:parent-style-name="Normal" style:family="paragraph">
      <style:paragraph-properties fo:text-align="justify"/>
      <style:text-properties fo:language="es" fo:country="ES"/>
    </style:style>
    <style:style style:name="P32" style:parent-style-name="Normal" style:family="paragraph">
      <style:paragraph-properties fo:text-align="justify" fo:line-height="200%"/>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list-style-name="LFO2" style:family="paragraph">
      <style:paragraph-properties fo:text-align="justify"/>
    </style:style>
    <style:style style:name="P38" style:parent-style-name="Normal" style:family="paragraph">
      <style:paragraph-properties fo:text-align="justify" fo:margin-left="0.5in">
        <style:tab-stops/>
      </style:paragraph-properties>
    </style:style>
    <style:style style:name="TableColumn40" style:family="table-column">
      <style:table-column-properties style:column-width="2.5201in"/>
    </style:style>
    <style:style style:name="TableColumn41" style:family="table-column">
      <style:table-column-properties style:column-width="1.2034in"/>
    </style:style>
    <style:style style:name="TableColumn42" style:family="table-column">
      <style:table-column-properties style:column-width="1.2965in"/>
    </style:style>
    <style:style style:name="TableColumn43" style:family="table-column">
      <style:table-column-properties style:column-width="1.6423in"/>
    </style:style>
    <style:style style:name="Table39" style:family="table">
      <style:table-properties style:width="6.6625in" fo:margin-left="0in" table:align="left"/>
    </style:style>
    <style:style style:name="TableRow44" style:family="table-row">
      <style:table-row-properties/>
    </style:style>
    <style:style style:name="TableCell45" style:family="table-cell">
      <style:table-cell-properties fo:border="none" fo:padding-top="0in" fo:padding-left="0.0201in" fo:padding-bottom="0in" fo:padding-right="0.0201in"/>
    </style:style>
    <style:style style:name="P46" style:parent-style-name="Normal" style:family="paragraph">
      <style:text-properties fo:font-weight="bold" style:font-weight-asian="bold"/>
    </style:style>
    <style:style style:name="TableCell47" style:family="table-cell">
      <style:table-cell-properties fo:border="none" fo:padding-top="0in" fo:padding-left="0.0201in" fo:padding-bottom="0in" fo:padding-right="0.0201in"/>
    </style:style>
    <style:style style:name="P48" style:parent-style-name="Normal" style:family="paragraph">
      <style:text-properties fo:font-weight="bold" style:font-weight-asian="bold"/>
    </style:style>
    <style:style style:name="TableCell49" style:family="table-cell">
      <style:table-cell-properties fo:border="none" fo:padding-top="0in" fo:padding-left="0.0201in" fo:padding-bottom="0in" fo:padding-right="0.0201in"/>
    </style:style>
    <style:style style:name="P50" style:parent-style-name="Normal" style:family="paragraph">
      <style:text-properties fo:font-weight="bold" style:font-weight-asian="bold"/>
    </style:style>
    <style:style style:name="TableCell51" style:family="table-cell">
      <style:table-cell-properties fo:border="none" fo:padding-top="0in" fo:padding-left="0.0201in" fo:padding-bottom="0in" fo:padding-right="0.0201in"/>
    </style:style>
    <style:style style:name="P52" style:parent-style-name="Normal" style:family="paragraph">
      <style:text-properties fo:font-weight="bold" style:font-weight-asian="bold"/>
    </style:style>
    <style:style style:name="TableRow53" style:family="table-row">
      <style:table-row-properties/>
    </style:style>
    <style:style style:name="TableCell54" style:family="table-cell">
      <style:table-cell-properties fo:border="none" fo:padding-top="0in" fo:padding-left="0.0201in" fo:padding-bottom="0in" fo:padding-right="0.0201in"/>
    </style:style>
    <style:style style:name="TableCell55" style:family="table-cell">
      <style:table-cell-properties fo:border="none" fo:padding-top="0in" fo:padding-left="0.0201in" fo:padding-bottom="0in" fo:padding-right="0.0201in"/>
    </style:style>
    <style:style style:name="TableCell56" style:family="table-cell">
      <style:table-cell-properties fo:border="none" fo:padding-top="0in" fo:padding-left="0.0201in" fo:padding-bottom="0in" fo:padding-right="0.0201in"/>
    </style:style>
    <style:style style:name="P57" style:parent-style-name="Normal" style:family="paragraph">
      <style:text-properties fo:font-weight="bold" style:font-weight-asian="bold"/>
    </style:style>
    <style:style style:name="TableCell58" style:family="table-cell">
      <style:table-cell-properties fo:border="none" fo:padding-top="0in" fo:padding-left="0.0201in" fo:padding-bottom="0in" fo:padding-right="0.0201in"/>
    </style:style>
    <style:style style:name="P59" style:parent-style-name="Normal" style:family="paragraph">
      <style:paragraph-properties>
        <style:tab-stops>
          <style:tab-stop style:type="left" style:position="0.5in"/>
          <style:tab-stop style:type="left" style:position="2.625in"/>
          <style:tab-stop style:type="left" style:position="4in"/>
          <style:tab-stop style:type="left" style:position="5.25in"/>
        </style:tab-stops>
      </style:paragraph-properties>
    </style:style>
    <style:style style:name="P60" style:parent-style-name="Normal" style:list-style-name="LFO2" style:family="paragraph"/>
    <style:style style:name="P61" style:parent-style-name="Normal" style:list-style-name="LFO2" style:family="paragraph"/>
    <style:style style:name="P62" style:parent-style-name="Normal" style:family="paragraph">
      <style:paragraph-properties fo:margin-left="0.5in">
        <style:tab-stops/>
      </style:paragraph-properties>
    </style:style>
    <style:style style:name="P63" style:parent-style-name="Normal" style:list-style-name="LFO2" style:family="paragraph"/>
    <style:style style:name="T64" style:parent-style-name="DefaultParagraphFont" style:family="text">
      <style:text-properties fo:color="#000000"/>
    </style:style>
    <style:style style:name="P65" style:parent-style-name="Normal" style:family="paragraph">
      <style:paragraph-properties fo:margin-left="0.5in">
        <style:tab-stops/>
      </style:paragraph-properties>
    </style:style>
    <style:style style:name="P66" style:parent-style-name="Normal" style:list-style-name="LFO2" style:family="paragraph"/>
    <style:style style:name="P67" style:parent-style-name="Normal" style:family="paragraph">
      <style:paragraph-properties fo:margin-left="0.5in">
        <style:tab-stops/>
      </style:paragraph-properties>
    </style:style>
    <style:style style:name="P68" style:parent-style-name="Normal" style:list-style-name="LFO2" style:family="paragraph"/>
    <style:style style:name="P69" style:parent-style-name="Normal" style:list-style-name="LFO2" style:family="paragraph"/>
    <style:style style:name="P70" style:parent-style-name="Normal" style:list-style-name="LFO2" style:family="paragraph"/>
    <style:style style:name="P71" style:parent-style-name="Normal" style:list-style-name="LFO2" style:family="paragraph"/>
    <style:style style:name="P72" style:parent-style-name="Normal" style:list-style-name="LFO2" style:family="paragraph"/>
    <style:style style:name="P73" style:parent-style-name="Normal" style:family="paragraph">
      <style:paragraph-properties fo:text-align="justify" fo:line-height="200%"/>
    </style:style>
    <style:style style:name="P74" style:parent-style-name="Normal" style:family="paragraph">
      <style:paragraph-properties fo:text-align="justify" fo:line-height="200%" fo:text-indent="3in"/>
    </style:style>
    <style:style style:name="P75" style:parent-style-name="Normal" style:family="paragraph">
      <style:paragraph-properties fo:text-align="justify" fo:text-indent="3in"/>
    </style:style>
    <style:style style:name="P76" style:parent-style-name="Normal" style:family="paragraph">
      <style:paragraph-properties fo:text-align="justify" fo:text-indent="5in"/>
    </style:style>
    <style:style style:name="P77" style:parent-style-name="Normal" style:family="paragraph">
      <style:paragraph-properties fo:text-align="justify"/>
    </style:style>
    <style:style style:name="P78" style:parent-style-name="Normal" style:family="paragraph">
      <style:paragraph-properties fo:break-before="page" fo:text-align="justify"/>
    </style:style>
    <style:style style:name="P79" style:parent-style-name="Normal" style:family="paragraph">
      <style:paragraph-properties fo:margin-left="3.5in" fo:text-indent="-3.5in">
        <style:tab-stops/>
      </style:paragraph-properties>
    </style:style>
    <style:style style:name="P80" style:parent-style-name="Normal" style:family="paragraph">
      <style:paragraph-properties fo:text-align="justify"/>
    </style:style>
    <style:style style:name="P8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6" style:parent-style-name="Normal" style:family="paragraph">
      <style:paragraph-properties>
        <style:tab-stops>
          <style:tab-stop style:type="left" style:position="3.5in"/>
          <style:tab-stop style:type="left" style:position="4in"/>
        </style:tab-stops>
      </style:paragraph-properties>
    </style:style>
    <style:style style:name="T87" style:parent-style-name="DefaultParagraphFont" style:family="text">
      <style:text-properties fo:language="es" fo:country="ES"/>
    </style:style>
    <style:style style:name="T88" style:parent-style-name="DefaultParagraphFont" style:family="text">
      <style:text-properties fo:language="es" fo:country="ES"/>
    </style:style>
    <style:style style:name="P89" style:parent-style-name="Normal" style:family="paragraph">
      <style:paragraph-properties>
        <style:tab-stops>
          <style:tab-stop style:type="left" style:position="3.5in"/>
          <style:tab-stop style:type="left" style:position="4in"/>
        </style:tab-stops>
      </style:paragraph-properties>
    </style:style>
    <style:style style:name="T90" style:parent-style-name="DefaultParagraphFont" style:family="text">
      <style:text-properties fo:language="es" fo:country="ES"/>
    </style:style>
    <style:style style:name="P9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2" style:parent-style-name="Normal" style:family="paragraph">
      <style:paragraph-properties>
        <style:tab-stops>
          <style:tab-stop style:type="left" style:position="3.5in"/>
          <style:tab-stop style:type="left" style:position="4in"/>
        </style:tab-stops>
      </style:paragraph-properties>
    </style:style>
    <style:style style:name="P93" style:parent-style-name="Normal" style:family="paragraph">
      <style:paragraph-properties>
        <style:tab-stops>
          <style:tab-stop style:type="left" style:position="3.5in"/>
          <style:tab-stop style:type="left" style:position="4in"/>
        </style:tab-stops>
      </style:paragraph-properties>
    </style:style>
    <style:style style:name="P9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tab-stops>
          <style:tab-stop style:type="center" style:position="3.25in"/>
        </style:tab-stops>
      </style:paragraph-properties>
    </style:style>
    <style:style style:name="T9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fo:line-height="200%" fo:text-indent="0.5in"/>
    </style:style>
    <style:style style:name="P103" style:parent-style-name="Quick1." style:list-style-name="LFO3" style:family="paragraph">
      <style:paragraph-properties fo:margin-left="0.5in" fo:text-indent="-0.5in">
        <style:tab-stops/>
      </style:paragraph-properties>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fo:text-indent="-0.5in">
        <style:tab-stops/>
      </style:paragraph-properties>
    </style:style>
    <style:style style:name="P106" style:parent-style-name="Quick1." style:family="paragraph">
      <style:paragraph-properties fo:margin-left="0.5in" fo:text-indent="-0.5in">
        <style:tab-stops/>
      </style:paragraph-properties>
    </style:style>
    <style:style style:name="P107" style:parent-style-name="Quick1." style:list-style-name="LFO3" style:family="paragraph">
      <style:paragraph-properties fo:margin-left="0.5in" fo:text-indent="-0.5in">
        <style:tab-stops/>
      </style:paragraph-properties>
    </style:style>
    <style:style style:name="P108" style:parent-style-name="Quick1." style:family="paragraph">
      <style:paragraph-properties fo:margin-left="0.5in" fo:text-indent="-0.5in">
        <style:tab-stops/>
      </style:paragraph-properties>
    </style:style>
    <style:style style:name="P109" style:parent-style-name="Quick1." style:list-style-name="LFO3" style:family="paragraph">
      <style:paragraph-properties fo:margin-left="0.5in" fo:text-indent="-0.5in">
        <style:tab-stops/>
      </style:paragraph-properties>
    </style:style>
    <style:style style:name="P110" style:parent-style-name="Quick1." style:family="paragraph">
      <style:paragraph-properties fo:margin-left="0.5in" fo:text-indent="-0.5in">
        <style:tab-stops/>
      </style:paragraph-properties>
    </style:style>
    <style:style style:name="P111" style:parent-style-name="Quick1." style:list-style-name="LFO3" style:family="paragraph">
      <style:paragraph-properties fo:margin-left="0.5in" fo:text-indent="-0.5in">
        <style:tab-stops/>
      </style:paragraph-properties>
    </style:style>
    <style:style style:name="T112" style:parent-style-name="DefaultParagraphFont" style:family="text">
      <style:text-properties fo:color="#000000"/>
    </style:style>
    <style:style style:name="P113" style:parent-style-name="Quick1." style:list-style-name="LFO3" style:family="paragraph">
      <style:paragraph-properties fo:margin-left="0.5in" fo:text-indent="-0.5in">
        <style:tab-stops/>
      </style:paragraph-properties>
    </style:style>
    <style:style style:name="TableColumn115" style:family="table-column">
      <style:table-column-properties style:column-width="2.5201in"/>
    </style:style>
    <style:style style:name="TableColumn116" style:family="table-column">
      <style:table-column-properties style:column-width="1.2034in"/>
    </style:style>
    <style:style style:name="TableColumn117" style:family="table-column">
      <style:table-column-properties style:column-width="1.2965in"/>
    </style:style>
    <style:style style:name="TableColumn118" style:family="table-column">
      <style:table-column-properties style:column-width="1.6423in"/>
    </style:style>
    <style:style style:name="Table114" style:family="table">
      <style:table-properties style:width="6.6625in" fo:margin-left="0in" table:align="left"/>
    </style:style>
    <style:style style:name="TableRow119" style:family="table-row">
      <style:table-row-properties/>
    </style:style>
    <style:style style:name="TableCell120" style:family="table-cell">
      <style:table-cell-properties fo:border="none" fo:padding-top="0in" fo:padding-left="0.0201in" fo:padding-bottom="0in" fo:padding-right="0.0201in"/>
    </style:style>
    <style:style style:name="P121" style:parent-style-name="Normal" style:family="paragraph">
      <style:text-properties fo:font-weight="bold" style:font-weight-asian="bold"/>
    </style:style>
    <style:style style:name="TableCell122" style:family="table-cell">
      <style:table-cell-properties fo:border="none" fo:padding-top="0in" fo:padding-left="0.0201in" fo:padding-bottom="0in" fo:padding-right="0.0201in"/>
    </style:style>
    <style:style style:name="P123" style:parent-style-name="Normal" style:family="paragraph">
      <style:text-properties fo:font-weight="bold" style:font-weight-asian="bold"/>
    </style:style>
    <style:style style:name="TableCell124" style:family="table-cell">
      <style:table-cell-properties fo:border="none" fo:padding-top="0in" fo:padding-left="0.0201in" fo:padding-bottom="0in" fo:padding-right="0.0201in"/>
    </style:style>
    <style:style style:name="P125" style:parent-style-name="Normal" style:family="paragraph">
      <style:text-properties fo:font-weight="bold" style:font-weight-asian="bold"/>
    </style:style>
    <style:style style:name="TableCell126" style:family="table-cell">
      <style:table-cell-properties fo:border="none" fo:padding-top="0in" fo:padding-left="0.0201in" fo:padding-bottom="0in" fo:padding-right="0.0201in"/>
    </style:style>
    <style:style style:name="P127" style:parent-style-name="Normal" style:family="paragraph">
      <style:text-properties fo:font-weight="bold" style:font-weight-asian="bold"/>
    </style:style>
    <style:style style:name="TableRow128" style:family="table-row">
      <style:table-row-properties/>
    </style:style>
    <style:style style:name="TableCell129" style:family="table-cell">
      <style:table-cell-properties fo:border="none" fo:padding-top="0in" fo:padding-left="0.0201in" fo:padding-bottom="0in" fo:padding-right="0.0201in"/>
    </style:style>
    <style:style style:name="TableCell130" style:family="table-cell">
      <style:table-cell-properties fo:border="none" fo:padding-top="0in" fo:padding-left="0.0201in" fo:padding-bottom="0in" fo:padding-right="0.0201in"/>
    </style:style>
    <style:style style:name="TableCell131" style:family="table-cell">
      <style:table-cell-properties fo:border="none" fo:padding-top="0in" fo:padding-left="0.0201in" fo:padding-bottom="0in" fo:padding-right="0.0201in"/>
    </style:style>
    <style:style style:name="P132" style:parent-style-name="Normal" style:family="paragraph">
      <style:text-properties fo:font-weight="bold" style:font-weight-asian="bold"/>
    </style:style>
    <style:style style:name="TableCell133" style:family="table-cell">
      <style:table-cell-properties fo:border="none" fo:padding-top="0in" fo:padding-left="0.0201in" fo:padding-bottom="0in" fo:padding-right="0.0201in"/>
    </style:style>
    <style:style style:name="P134" style:parent-style-name="Quick1." style:family="paragraph"/>
    <style:style style:name="P135" style:parent-style-name="Quick1." style:list-style-name="LFO3" style:family="paragraph">
      <style:paragraph-properties fo:margin-left="0.5in" fo:text-indent="-0.5in">
        <style:tab-stops/>
      </style:paragraph-properties>
    </style:style>
    <style:style style:name="P136" style:parent-style-name="Quick1." style:family="paragraph">
      <style:paragraph-properties fo:margin-left="0.5in">
        <style:tab-stops/>
      </style:paragraph-properties>
    </style:style>
    <style:style style:name="P137" style:parent-style-name="Quick1." style:list-style-name="LFO3" style:family="paragraph">
      <style:paragraph-properties fo:margin-left="0.5in" fo:text-indent="-0.5in">
        <style:tab-stops/>
      </style:paragraph-properties>
    </style:style>
    <style:style style:name="P138" style:parent-style-name="Quick1." style:family="paragraph">
      <style:paragraph-properties fo:margin-left="0.5in" fo:text-indent="-0.5in">
        <style:tab-stops/>
      </style:paragraph-properties>
    </style:style>
    <style:style style:name="P139" style:parent-style-name="Quick1." style:list-style-name="LFO3" style:family="paragraph">
      <style:paragraph-properties fo:margin-left="0.5in" fo:text-indent="-0.5in">
        <style:tab-stops/>
      </style:paragraph-properties>
    </style:style>
    <style:style style:name="P140" style:parent-style-name="Normal" style:family="paragraph">
      <style:paragraph-properties fo:margin-left="1in">
        <style:tab-stops/>
      </style:paragraph-properties>
    </style:style>
    <style:style style:name="P141" style:parent-style-name="Normal" style:family="paragraph">
      <style:paragraph-properties fo:text-align="justify" fo:line-height="200%" fo:text-indent="0.5in"/>
    </style:style>
    <style:style style:name="P142" style:parent-style-name="NormalWeb" style:family="paragraph">
      <style:paragraph-properties fo:margin-top="0in" fo:margin-bottom="0in" fo:line-height="200%" fo:text-indent="0.5in"/>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P147" style:parent-style-name="Normal" style:family="paragraph">
      <style:paragraph-properties fo:text-align="justify" fo:text-indent="3in"/>
    </style:style>
    <style:style style:name="P148" style:parent-style-name="Normal" style:family="paragraph">
      <style:paragraph-properties fo:text-align="justify" fo:text-indent="3in"/>
    </style:style>
    <style:style style:name="P149" style:parent-style-name="Normal" style:family="paragraph">
      <style:paragraph-properties fo:text-align="justify" fo:text-indent="3in"/>
    </style:style>
    <style:style style:name="T150" style:parent-style-name="DefaultParagraphFont" style:family="text">
      <style:text-properties style:text-underline-type="single" style:text-underline-style="solid" style:text-underline-width="auto" style:text-underline-mode="continuous"/>
    </style:style>
    <style:style style:name="P151" style:parent-style-name="Normal" style:family="paragraph">
      <style:paragraph-properties fo:text-align="justify" fo:text-indent="3in"/>
    </style:style>
    <style:style style:name="P152" style:parent-style-name="Normal" style:family="paragraph">
      <style:paragraph-properties fo:text-align="justify" fo:text-indent="3in"/>
    </style:style>
    <style:style style:name="P153" style:parent-style-name="Normal" style:family="paragraph">
      <style:paragraph-properties fo:text-align="justify"/>
    </style:style>
    <style:style style:name="P154" style:parent-style-name="Normal" style:family="paragraph">
      <style:paragraph-properties fo:margin-left="1in" fo:text-indent="-1in">
        <style:tab-stops>
          <style:tab-stop style:type="left" style:position="-2in"/>
        </style:tab-stops>
      </style:paragraph-properties>
    </style:style>
    <number:date-style style:name="N155"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
      <text:p text:style-name="P2"/>
      <text:p text:style-name="P3"/>
      <text:p text:style-name="P4"/>
      <text:p text:style-name="P5"/>
      <text:p text:style-name="P6"/>
      <text:p text:style-name="P7">__________________________________</text:p>
      <text:p text:style-name="Normal"/>
      <text:p text:style-name="P8">COMMONWEALTH OF PENNSYLVANIA<text:tab/>:<text:tab/>COURT OF COMMON PLEAS</text:p>
      <text:p text:style-name="P9"><text:tab/>:<text:tab/>CRIMINAL TRIAL DIVISION</text:p>
      <text:p text:style-name="P10"><text:tab/>vs.<text:tab/>: <text:s/></text:p>
      <text:p text:style-name="P11"><text:tab/>: <text:s text:c="3"/></text:p>
      <text:p text:style-name="P12">[!-- BEGIN docketnumber --]<text:tab/>:<text:tab/>{CP}</text:p>
      <text:p text:style-name="P13">[!-- END docketnumber --]<text:tab/><text:span text:style-name="T14">:</text:span><text:span text:style-name="T15"><text:tab/>OTN#</text:span><text:s/>{OTN}</text:p>
      <text:p text:style-name="P16"><text:span text:style-name="T17"><text:tab/></text:span>:<text:tab/>DC# {DC}</text:p>
      <text:p text:style-name="P18">{FIRST_NAME} {LAST_NAME}<text:tab/>:<text:tab/>PP# {PP}</text:p>
      <text:p text:style-name="P19">[!-- BEGIN alias --] {ALIASES}<text:s/><text:tab/>:</text:p>
      <text:p text:style-name="P20">[!-- END alias --]{STREET}<text:tab/>:<text:tab/>SSN: {SSN}</text:p>
      <text:p text:style-name="P21">{CITY}, {STATE} {ZIP}<text:tab/>:<text:tab/>DOB: {DOB}</text:p>
      <text:p text:style-name="P22"><text:span text:style-name="T23">____________________________________</text:span><text:span text:style-name="T24"><text:tab/>:</text:span><text:span text:style-name="T25"><text:tab/>SID:<text:s/></text:span><text:span text:style-name="T26">{SID}</text:span></text:p>
      <text:p text:style-name="P27"/>
      <text:p text:style-name="P28"><text:span text:style-name="T29"><text:tab/></text:span><text:span text:style-name="T30">O R D E R</text:span></text:p>
      <text:p text:style-name="P31"/>
      <text:p text:style-name="P32">AND<text:s/>NOW, this ______ day of ___________, {ORDER_YEAR}, it is ORDERED that the criminal charges in the above-captioned case specified below were subject to ARD, which was successfully completed and the defendant’s arrest record regarding these charges shall be<text:s/>expunged:</text:p>
      <text:p text:style-name="P33">1.<text:tab/>Defendant’s Name:<text:tab/>{REAL_FIRST_NAME} {REAL_LAST_NAME}</text:p>
      <text:p text:style-name="P34"><text:tab/>Date of Birth: <text:s text:c="2"/>{DOB}</text:p>
      <text:p text:style-name="P35"><text:tab/>Social Security #: {SSN}</text:p>
      <text:p text:style-name="P36"/>
      <text:list text:style-name="LFO2" text:continue-numbering="true">
        <text:list-item>
          <text:p text:style-name="P37">The charges to be expunged are:</text:p>
        </text:list-item>
      </text:list>
      <text:p text:style-name="P38"/>
      <table:table table:style-name="Table39">
        <table:table-columns>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Description of Charges</text:p>
          </table:table-cell>
          <table:table-cell table:style-name="TableCell47">
            <text:p text:style-name="P48">Code Section</text:p>
          </table:table-cell>
          <table:table-cell table:style-name="TableCell49">
            <text:p text:style-name="P50">Disposition</text:p>
          </table:table-cell>
          <table:table-cell table:style-name="TableCell51">
            <text:p text:style-name="P52">Disposition Date</text:p>
          </table:table-cell>
        </table:table-row>
        <table:table-row table:style-name="TableRow53">
          <table:table-cell table:style-name="TableCell54">
            <text:p text:style-name="Normal">[!-- BEGIN row.charges --]{CHARGE}</text:p>
          </table:table-cell>
          <table:table-cell table:style-name="TableCell55">
            <text:p text:style-name="Normal">{CODE_SEC}</text:p>
          </table:table-cell>
          <table:table-cell table:style-name="TableCell56">
            <text:p text:style-name="P57">{DISP}</text:p>
          </table:table-cell>
          <table:table-cell table:style-name="TableCell58">
            <text:p text:style-name="Normal">{DISP_DATE}[!-- END row.charges --]</text:p>
          </table:table-cell>
        </table:table-row>
      </table:table>
      <text:p text:style-name="P59"/>
      <text:list text:style-name="LFO2" text:continue-numbering="true">
        <text:list-item>
          <text:p text:style-name="P60">The petitioner’s sentence includes fines, costs and/or restitution in the amount of {TOTAL_FINES} and {FINES_PAID} has been paid off/adjusted.</text:p>
        </text:list-item>
      </text:list>
      <text:p text:style-name="Normal"/>
      <text:list text:style-name="LFO2" text:continue-numbering="true">
        <text:list-item>
          <text:p text:style-name="P61">This arrest was made by the Philadelphia Police Department on {ARREST_DATE}. <text:s/>The arrest record should be expunged because the charges were {DISPOSITION_LIST} and<text:s/><text:soft-page-break/>petitioner is losing job opportunities.</text:p>
        </text:list-item>
      </text:list>
      <text:p text:style-name="P62"/>
      <text:list text:style-name="LFO2" text:continue-numbering="true">
        <text:list-item>
          <text:p text:style-name="P63">The case {FIRST_DOCKET_NUM} was heard by<text:s/><text:span text:style-name="T64"> {JUDGE},<text:s/></text:span>Court of Common Pleas of Philadelphia County, Criminal Justice Center, 1301 Filbert Street, Philadelphia, PA 19107</text:p>
        </text:list-item>
      </text:list>
      <text:p text:style-name="P65"/>
      <text:list text:style-name="LFO2" text:continue-numbering="true">
        <text:list-item>
          <text:p text:style-name="P66">The complaint affiant was: {AFFIANT}, Philadelphia Police Department, 750 Race Street, Philadelphia, PA 19106.</text:p>
        </text:list-item>
      </text:list>
      <text:p text:style-name="P67"/>
      <text:list text:style-name="LFO2" text:continue-numbering="true">
        <text:list-item>
          <text:p text:style-name="P68">The following criminal justice agencies shall be served with certified copies of this Order:</text:p>
        </text:list-item>
      </text:list>
      <text:p text:style-name="Normal"/>
      <text:list text:style-name="LFO2" text:continue-numbering="true">
        <text:list-item>
          <text:list>
            <text:list-item>
              <text:p text:style-name="P69">Philadelphia Police Department, Expungement Unit</text:p>
            </text:list-item>
            <text:list-item>
              <text:p text:style-name="P70">Pennsylvania State Police, Central Records</text:p>
            </text:list-item>
            <text:list-item>
              <text:p text:style-name="P71">A.O.P.C. Expungement Unit</text:p>
            </text:list-item>
            <text:list-item>
              <text:p text:style-name="P72">First Judicial District of Pennsylvania, Data Processing Unit</text:p>
            </text:list-item>
          </text:list>
        </text:list-item>
      </text:list>
      <text:p text:style-name="Normal"/>
      <text:p text:style-name="P73">Further, it is ordered that the arresting agency shall destroy or deliver to defendant or representative all criminal records, fingerprints, photographic plates and photographs pertaining to the charge(s) specified above, which resulted from the arrest of {FIRST_NAME} {LAST_NAME}. <text:s/>Moreover, the Pennsylvania State Police shall request the Federal Bureau of Investigation to return to them all records pertaining to said arrest(s), which shall be destroyed by said agency upon their receipt of same.</text:p>
      <text:p text:style-name="P74">BY THE COURT:</text:p>
      <text:p text:style-name="P75">__________________________</text:p>
      <text:p text:style-name="P76">J.</text:p>
      <text:p text:style-name="P77"/>
      <text:p text:style-name="P78"/>
      <text:p text:style-name="Normal">{ATTORNEY_HEADER}</text:p>
      <text:p text:style-name="P79"><text:tab/>Attorney for {FIRST_NAME} {LAST_NAME}</text:p>
      <text:p text:style-name="P80">__________________________________</text:p>
      <text:p text:style-name="Normal"/>
      <text:p text:style-name="P81">COMMONWEALTH OF PENNSYLVANIA<text:tab/>:<text:tab/>COURT OF COMMON PLEAS</text:p>
      <text:p text:style-name="P82"><text:tab/>:<text:tab/>CRIMINAL TRIAL DIVISION</text:p>
      <text:p text:style-name="P83"><text:tab/>vs.<text:tab/>: <text:s/></text:p>
      <text:p text:style-name="P84"><text:tab/>: <text:s text:c="3"/></text:p>
      <text:p text:style-name="P85">[!-- BEGIN docketnumber1 --]<text:tab/>:<text:tab/>{CP}</text:p>
      <text:p text:style-name="P86">[!-- END docketnumber1 --]<text:tab/><text:span text:style-name="T87">:</text:span><text:span text:style-name="T88"><text:tab/>OTN#</text:span><text:s/>{OTN}</text:p>
      <text:p text:style-name="P89"><text:span text:style-name="T90"><text:tab/></text:span>:<text:tab/>DC# {DC}</text:p>
      <text:p text:style-name="P91">{FIRST_NAME}<text:s/>{LAST_NAME}<text:tab/>:<text:tab/>PP# {PP}</text:p>
      <text:p text:style-name="P92">[!-- BEGIN alias1 --] {ALIASES}<text:s/><text:tab/>:</text:p>
      <text:p text:style-name="P93">[!-- END alias1 --]{STREET}<text:tab/>:<text:tab/>SSN: {SSN}</text:p>
      <text:p text:style-name="P94">{CITY}, {STATE} {ZIP}<text:tab/>:<text:tab/>DOB: {DOB}</text:p>
      <text:p text:style-name="P95">____________________________________<text:tab/>:<text:tab/>SID: {SID}</text:p>
      <text:p text:style-name="P96"/>
      <text:p text:style-name="P97"><text:tab/><text:span text:style-name="T98">PETITION TO EXPUNGE CRIMINAL RECORD</text:span></text:p>
      <text:p text:style-name="P99"/>
      <text:p text:style-name="P100">TO THE HONORABLE, THE JUDGES OF THE SAID COURT:</text:p>
      <text:p text:style-name="P101"/>
      <text:p text:style-name="P102">Petitioner, {REAL_FIRST_NAME} {REAL_LAST_NAME}, by counsel, {ATTORNEY_FIRST} {ATTORNEY_LAST}, Esquire, respectfully represents that:</text:p>
      <text:list text:style-name="LFO3" text:continue-numbering="true">
        <text:list-item>
          <text:p text:style-name="P103">Petitioner lives at {STREET} in {CITY}, Pennsylvania, and is {AGE} years of age. <text:s/>Petitioner’s date of birth is {DOB}.</text:p>
        </text:list-item>
      </text:list>
      <text:p text:style-name="P104"/>
      <text:list text:style-name="LFO3" text:continue-numbering="true">
        <text:list-item>
          <text:p text:style-name="P105">Petitioner was arrested on {ARREST_DATE} and charged with {CHARGE_LIST}.</text:p>
        </text:list-item>
      </text:list>
      <text:p text:style-name="P106"/>
      <text:list text:style-name="LFO3" text:continue-numbering="true">
        <text:list-item>
          <text:p text:style-name="P107">The petitioner’s sentence includes fines, costs and/or restitution in the amount of {TOTAL_FINES} and {FINES_PAID} has been paid off/adjusted.</text:p>
        </text:list-item>
      </text:list>
      <text:p text:style-name="P108"/>
      <text:list text:style-name="LFO3" text:continue-numbering="true">
        <text:list-item>
          <text:p text:style-name="P109">The complaint affiant was:<text:s/>{AFFIANT}, Philadelphia Police Department, 750 Race Street, Philadelphia, PA 19106.</text:p>
        </text:list-item>
      </text:list>
      <text:p text:style-name="P110"/>
      <text:list text:style-name="LFO3" text:continue-numbering="true">
        <text:list-item>
          <text:p text:style-name="P111">The case {FIRST_DOCKET_NUM} was heard by<text:s/><text:span text:style-name="T112"> {JUDGE}</text:span>, Court of Common Pleas of Philadelphia County, Criminal Justice Center, 1301 Filbert Street, Philadelphia, PA 19107</text:p>
        </text:list-item>
      </text:list>
      <text:p text:style-name="ListParagraph"/>
      <text:list text:style-name="LFO3" text:continue-numbering="true">
        <text:list-item>
          <text:p text:style-name="P113">The<text:s/>charges to be expunged are:<text:s/></text:p>
        </text:list-item>
      </text:list>
      <text:p text:style-name="ListParagraph"/>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p text:style-name="P121">Description of Charges</text:p>
          </table:table-cell>
          <table:table-cell table:style-name="TableCell122">
            <text:p text:style-name="P123">Code Section</text:p>
          </table:table-cell>
          <table:table-cell table:style-name="TableCell124">
            <text:p text:style-name="P125">Disposition</text:p>
          </table:table-cell>
          <table:table-cell table:style-name="TableCell126">
            <text:p text:style-name="P127">Disposition Date</text:p>
          </table:table-cell>
        </table:table-row>
        <table:table-row table:style-name="TableRow128">
          <table:table-cell table:style-name="TableCell129">
            <text:p text:style-name="Normal">[!-- BEGIN row.charges1 --]{CHARGE1}</text:p>
          </table:table-cell>
          <table:table-cell table:style-name="TableCell130">
            <text:p text:style-name="Normal">{CODE_SEC1}</text:p>
          </table:table-cell>
          <table:table-cell table:style-name="TableCell131">
            <text:p text:style-name="P132">{DISP1}</text:p>
          </table:table-cell>
          <table:table-cell table:style-name="TableCell133">
            <text:p text:style-name="Normal">{DISP_DATE1}[!-- END row.charges1 --]</text:p>
          </table:table-cell>
        </table:table-row>
      </table:table>
      <text:p text:style-name="P134"/>
      <text:list text:style-name="LFO3" text:continue-numbering="true">
        <text:list-item>
          <text:p text:style-name="P135">Charges were assigned to ARD. <text:s/>Petitioner successfully<text:s/>completed ARD. <text:s/>The ARD Completion letter is attached to this petition.</text:p>
        </text:list-item>
      </text:list>
      <text:p text:style-name="P136"/>
      <text:list text:style-name="LFO3" text:continue-numbering="true">
        <text:list-item>
          <text:p text:style-name="P137">As a result of these arrests and subsequent photographing and fingerprinting, Petitioner has been caused to suffer embarrassment and irreparable harm and loss of job opportunities.</text:p>
        </text:list-item>
      </text:list>
      <text:p text:style-name="P138"/>
      <text:list text:style-name="LFO3" text:continue-numbering="true">
        <text:list-item>
          <text:p text:style-name="P139">The Commonwealth of Pennsylvania will not be harmed by granting this petition.<text:tab/></text:p>
        </text:list-item>
      </text:list>
      <text:p text:style-name="P140"/>
      <text:p text:style-name="P141">WHEREFORE, your petitioner prays that this Court direct the Commissioner of the Philadelphia Police Department and the Commissioner of the Pennsylvania State Police to expunge<text:s/>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text:s/>Mechanicsburg, PA, have the same records removed from the Court computer indexes.</text:p>
      <text:p text:style-name="P142"><text:span text:style-name="T143">I, the undersigned petitioner, aver that the facts set forth in this petition are true and co</text:span><text:span text:style-name="T144">r</text:span><text:span text:style-name="T145">rect to the best of my personal knowledge or information and belief, and are mad</text:span><text:span text:style-name="T146">e subject to the penalties of unsworn falsification to authorities under 18 Pa.C.S. § 4904.</text:span></text:p>
      <text:p text:style-name="P147">Respectfully submitted,</text:p>
      <text:p text:style-name="P148"/>
      <text:p text:style-name="P149"><text:span text:style-name="T150">/s/{ATTORNEY_ELEC_SIG}</text:span>__</text:p>
      <text:p text:style-name="P151">{ATTORNEY_SIGNATURE}</text:p>
      <text:p text:style-name="P152">Counsel for Petitioner</text:p>
      <text:p text:style-name="P153"/>
      <text:p text:style-name="P154">DATED:<text:tab/><text:date style:data-style-name="N155">May 27, 2012</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text-autospace="ideograph-alpha" style:vertical-align="auto" fo:margin-top="0.0694in" fo:margin-bottom="0.0694in"/>
      <style:text-properties fo:hyphenate="tru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09T10:18:00Z</meta:creation-date>
    <dc:date>2012-05-27T13:38:00Z</dc:date>
    <meta:template xlink:href="Normal.dotm" xlink:type="simple"/>
    <meta:editing-cycles>66</meta:editing-cycles>
    <meta:editing-duration>PT27660S</meta:editing-duration>
    <meta:document-statistic meta:page-count="4" meta:paragraph-count="11" meta:word-count="825" meta:character-count="5518" meta:row-count="39" meta:non-whitespace-character-count="4704"/>
  </office:meta>
</office:document-meta>
</file>